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erif"/>
    <style:font-face style:name="arial" svg:font-family="arial" style:font-family-generic="swiss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</style:style>
    <style:style style:name="P2" style:family="paragraph" style:parent-style-name="Heading_20_5">
      <style:paragraph-properties fo:margin-left="0cm" fo:margin-right="0cm" fo:orphans="2" fo:widows="2" fo:text-indent="0cm" style:auto-text-indent="false"/>
    </style:style>
    <style:style style:name="P3" style:family="paragraph" style:parent-style-name="Heading_20_5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style:font-name="arial" fo:font-size="15pt" fo:font-weight="bold" officeooo:rsid="00136b35" officeooo:paragraph-rsid="00136b35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variant="normal" fo:text-transform="none" fo:color="#3f3f46" loext:opacity="100%" style:font-name="arial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paragraph-rsid="001569dc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f3f46" loext:opacity="100%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3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f3f46" loext:opacity="10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style:font-name="arial" fo:font-size="15pt" fo:font-weight="bold" officeooo:rsid="00136b35" officeooo:paragraph-rsid="00136b35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variant="normal" fo:text-transform="none" fo:color="#3f3f46" loext:opacity="100%" style:font-name="arial" fo:font-size="15pt" fo:letter-spacing="normal" fo:font-style="normal" fo:font-weight="bold" officeooo:rsid="00136b35" officeooo:paragraph-rsid="00136b35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variant="normal" fo:text-transform="none" fo:color="#3f3f46" loext:opacity="100%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variant="normal" fo:text-transform="none" fo:color="#3f3f46" loext:opacity="100%" style:font-name="arial" fo:font-size="12pt" fo:letter-spacing="normal" fo:font-style="normal" fo:font-weight="normal" officeooo:rsid="00136b35" officeooo:paragraph-rsid="00136b35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f3f46" loext:opacity="100%" fo:letter-spacing="normal"/>
    </style:style>
    <style:style style:name="T2" style:family="text">
      <style:text-properties fo:font-variant="normal" fo:text-transform="none" fo:color="#3f3f46" loext:opacity="100%" fo:letter-spacing="normal" fo:font-style="normal"/>
    </style:style>
    <style:style style:name="T3" style:family="text">
      <style:text-properties fo:font-variant="normal" fo:text-transform="none" fo:color="#3f3f46" loext:opacity="100%" fo:letter-spacing="normal" fo:font-style="normal" fo:font-weight="normal"/>
    </style:style>
    <style:style style:name="T4" style:family="text">
      <style:text-properties fo:font-variant="normal" fo:text-transform="none" fo:color="#3f3f46" loext:opacity="100%" fo:letter-spacing="normal" fo:font-style="normal" fo:font-weight="normal" officeooo:rsid="00136b35"/>
    </style:style>
    <style:style style:name="T5" style:family="text">
      <style:text-properties fo:font-variant="normal" fo:text-transform="none" fo:color="#3f3f46" loext:opacity="100%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f3f46" loext:opacity="100%" fo:letter-spacing="normal" officeooo:rsid="00136b35"/>
    </style:style>
    <style:style style:name="T7" style:family="text">
      <style:text-properties fo:font-variant="normal" fo:text-transform="none" fo:color="#3f3f4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f3f46" loext:opacity="10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f3f46" loext:opacity="100%" style:font-name="arial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f3f46" loext:opacity="100%" style:font-name="arial" fo:font-size="12pt" fo:letter-spacing="normal" fo:font-style="normal" fo:font-weight="normal" officeooo:rsid="00136b35" loext:padding="0cm" loext:border="none"/>
    </style:style>
    <style:style style:name="T11" style:family="text">
      <style:text-properties fo:font-variant="normal" fo:text-transform="none" fo:color="#3f3f46" loext:opacity="100%" style:font-name="arial" fo:font-size="10.5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3f3f46" loext:opacity="100%" style:font-name="arial" fo:font-size="10.5pt" fo:letter-spacing="normal" fo:font-style="italic" fo:font-weight="normal" officeooo:rsid="00136b35" loext:padding="0cm" loext:border="none"/>
    </style:style>
    <style:style style:name="T13" style:family="text">
      <style:text-properties fo:font-variant="normal" fo:text-transform="none" fo:color="#3f3f46" loext:opacity="100%" style:font-name="arial" fo:font-size="10.5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3f3f46" loext:opacity="100%" style:font-name="arial" fo:letter-spacing="normal" fo:font-style="normal" fo:font-weight="normal"/>
    </style:style>
    <style:style style:name="T15" style:family="text">
      <style:text-properties fo:font-variant="normal" fo:text-transform="none" fo:color="#3f3f46" loext:opacity="100%" style:font-name="arial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7272a" loext:opacity="100%" style:font-name="inherit" fo:font-size="13.5pt" fo:letter-spacing="normal" fo:font-style="normal" fo:font-weight="bold" style:font-size-asian="12pt" style:font-size-complex="12pt" loext:padding="0cm" loext:border="none"/>
    </style:style>
    <style:style style:name="T17" style:family="text">
      <style:text-properties fo:font-variant="normal" fo:text-transform="none" fo:color="#27272a" loext:opacity="100%" fo:font-size="13.5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27272a" loext:opacity="100%" fo:font-size="13.5pt" fo:letter-spacing="normal" fo:font-style="normal" fo:font-weight="normal" style:font-weight-asian="normal" style:font-weight-complex="normal" loext:padding="0cm" loext:border="none"/>
    </style:style>
    <style:style style:name="T19" style:family="text">
      <style:text-properties fo:font-variant="normal" fo:text-transform="none" fo:color="#27272a" loext:opacity="100%" fo:letter-spacing="normal" fo:font-style="normal" fo:font-weight="normal" style:font-weight-asian="normal" style:font-weight-complex="normal" loext:padding="0cm" loext:border="none"/>
    </style:style>
    <style:style style:name="T20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8">Semáforo interativo</text:span><text:span text:style-name="T9"><text:line-break/> </text:span><text:span text:style-name="T10">D</text:span><text:span text:style-name="T9">esenvolve</text:span><text:span text:style-name="T10">mos em sala </text:span><text:span text:style-name="T9">um semáforo de trânsito interativo para carros e pedestres, </text:span><text:span text:style-name="T10">com a ajuda do protoboard.</text:span><text:span text:style-name="T9"><text:line-break/>Para isso, cri</text:span><text:span text:style-name="T10">a</text:span><text:span text:style-name="T9">mos </text:span><text:span text:style-name="T10">um</text:span><text:span text:style-name="T9"> semáforo, um com três LEDs que representará a sinalização para os carros.<text:line-break/>Este projeto deve funcionar da seguinte maneira: o semáforo de carros estará sempre aberto (sinal verde), </text:span><text:span text:style-name="T10">o tradicional (sinal amarelo) para chamar atenção dos motoristas </text:span><text:span text:style-name="T9">e apenas será fechado (sinal vermelho) quando o botão do pedestre for acionado.<text:line-break/>Neste projeto, faremos uso das estruturas de controle de fluxo </text:span><text:span text:style-name="Emphasis"><text:span text:style-name="T11">While </text:span></text:span><text:span text:style-name="T9">e</text:span><text:span text:style-name="Emphasis"><text:span text:style-name="T9"> </text:span></text:span><text:span text:style-name="Emphasis"><text:span text:style-name="T11">for</text:span></text:span><text:span text:style-name="T9">. No </text:span><text:span text:style-name="Emphasis"><text:span text:style-name="T11">While </text:span></text:span><text:span text:style-name="Emphasis"><text:span text:style-name="T12">t</text:span></text:span><text:span text:style-name="T9">odas as instruções contidas em seu laço serão repetidas continuamente, e infinitamente, até que a sua condicional se torne falsa. Por sua vez, a estrutura f</text:span><text:span text:style-name="Emphasis"><text:span text:style-name="T11">or </text:span></text:span><text:span text:style-name="T9">permite que certo trecho do código seja executado um determinado número de vezes.</text:span></text:h>
      <text:p text:style-name="P9"/>
      <text:p text:style-name="P10"><text:span text:style-name="T3">Ao montar seu circuito na protoboard prest</text:span><text:span text:style-name="T4">amos atenção nos seguintes pontos:</text:span><text:span text:style-name="T3"><text:line-break/>• </text:span><text:span text:style-name="T4">Nos atentamos as</text:span><text:span text:style-name="T3"> polaridade dos LEDs. Lembr</text:span><text:span text:style-name="T4">ando</text:span><text:span text:style-name="T3"> que o terminal mais longo do LED é o ânodo (positivo) e deve ser conectado na alimentação positiva. Por sua vez, o terminal mais curto do LED (cátodo) deve ser conectado ao GND;<text:line-break/>• O LED vermelho do semáforo de carros encontra-se conectado ao pino digital D1 (GPIO5), o LED amarelo do semáforo de carros deve ser conectado ao pino digital D2 (GPIO4) e o LED verde deve ser conectado ao pino digital D2 (GPIO0);<text:line-break/>• O botão deve ser montado com dois terminais abaixo da cavidade central da protoboard e os outros dois acima. Vamos conectar o push button com um resistor de 10 kΩ pull-up (resistor conectado ao VCC (3,3 V)). Desta forma, quando o botão estiver pressionado a NODEMCU ESP8266 receberá nível lógico baixo (LOW) por meio do pino digital D4 (GPIO2).<text:line-break/>• O LED vermelho do semáforo de pedestres deve ser conectado ao pino digital D5 (GPIO14) e o LED verde ao pino digital D6 (GPIO12);;</text:span><text:line-break/><text:span text:style-name="T1">• </text:span><text:span text:style-name="T3">O botão deve ser montado com dois terminais abaixo da cavidade central da protoboard e os outros dois acima. Vamos conectar o push button com um resistor de 10 kΩ pull-up (resistor conectado ao VCC (3,3 V)). Desta forma, quando o </text:span><text:soft-page-break/><text:span text:style-name="T3">botão estiver pressionado a NODEMCU ESP8266 receberá nível lógico baixo (LOW) por meio do pino digital D4 (GPIO2).</text:span><text:line-break/><text:span text:style-name="T1">• </text:span><text:span text:style-name="T3">O LED vermelho do semáforo de pedestres deve ser conectado ao pino digital D5 (GPIO14) e o LED verde ao pino digital D6 (GPIO12);</text:span></text:p>
      <text:p text:style-name="P9"/>
      <text:h text:style-name="P2" text:outline-level="5"><text:span text:style-name="Strong_20_Emphasis"><text:span text:style-name="T16">MATERIAIS NECESSÁRIOS</text:span></text:span></text:h>
      <text:p text:style-name="P11">01 placa protoboard;</text:p>
      <text:p text:style-name="P11">● 01 placa Arduino Uno R3;</text:p>
      <text:p text:style-name="P11">● 01 cabo USB;</text:p>
      <text:p text:style-name="P11">● 04 jumpers macho-macho;</text:p>
      <text:p text:style-name="P11">● 03 resistores 220 Ohms;</text:p>
      <text:p text:style-name="P12">● 01 LED vermelho 5mm;</text:p>
      <text:p text:style-name="P11">● 01 LED verde 5mm;</text:p>
      <text:p text:style-name="P11">● 01 LED amarelo 5mm;</text:p>
      <text:p text:style-name="P11">● Notebook;</text:p>
      <text:p text:style-name="P11">● Software mBlock ou Arduino IDE.</text:p>
      <text:h text:style-name="P3" text:outline-level="5"><text:span text:style-name="Strong_20_Emphasis"><text:span text:style-name="T17">ELABORANDO O CÓDIGO</text:span></text:span></text:h>
      <text:p text:style-name="P4"><text:span text:style-name="Strong_20_Emphasis"><text:span text:style-name="T19">/* Código de operação para um Semáforo */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19">#define LED_Vermelho 8 /* Define o pino 8 como "LED_Vermelho" */</text:span></text:span></text:p>
      <text:p text:style-name="P4"><text:span text:style-name="Strong_20_Emphasis"><text:span text:style-name="T19">#define LED_Amarelo 9 /* Define o pino 9 como "LED_Amarelo" */</text:span></text:span></text:p>
      <text:p text:style-name="P4"><text:span text:style-name="Strong_20_Emphasis"><text:span text:style-name="T19">#define LED_Verde 10 /* Define o pino 10 como "LED_Verde" */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19">void setup() {</text:span></text:span></text:p>
      <text:p text:style-name="P4"><text:span text:style-name="Strong_20_Emphasis"><text:span text:style-name="T19"><text:s text:c="2"/>pinMode(LED_Vermelho, OUTPUT);/* Define o Led Vermelho como <text:s/>Saída */</text:span></text:span></text:p>
      <text:p text:style-name="P4"><text:span text:style-name="Strong_20_Emphasis"><text:span text:style-name="T19"><text:s text:c="2"/>pinMode(LED_Amarelo, OUTPUT); /* Define o Led Amarelo como <text:s/>Saída */</text:span></text:span></text:p>
      <text:p text:style-name="P4"><text:span text:style-name="Strong_20_Emphasis"><text:span text:style-name="T19"><text:s text:c="2"/>pinMode(LED_Verde, OUTPUT);/* Define o Led Verde como <text:s/>Saída */</text:span></text:span></text:p>
      <text:p text:style-name="P4"><text:soft-page-break/><text:span text:style-name="Strong_20_Emphasis"><text:span text:style-name="T19">}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19">void loop() { /* Primeiro estágio: Aberto (5 segundos) */</text:span></text:span></text:p>
      <text:p text:style-name="P4"><text:span text:style-name="Strong_20_Emphasis"><text:span text:style-name="T19"><text:s text:c="2"/>digitalWrite(LED_Vermelho, LOW);</text:span></text:span></text:p>
      <text:p text:style-name="P4"><text:span text:style-name="Strong_20_Emphasis"><text:span text:style-name="T19"><text:s text:c="2"/>digitalWrite(LED_Amarelo, LOW);</text:span></text:span></text:p>
      <text:p text:style-name="P4"><text:span text:style-name="Strong_20_Emphasis"><text:span text:style-name="T19"><text:s text:c="2"/>digitalWrite(LED_Verde, HIGH);</text:span></text:span></text:p>
      <text:p text:style-name="P4"><text:span text:style-name="Strong_20_Emphasis"><text:span text:style-name="T19"><text:s text:c="2"/>delay(5000);</text:span></text:span></text:p>
      <text:p text:style-name="P4"><text:span text:style-name="Strong_20_Emphasis"><text:span text:style-name="T19"><text:s text:c="2"/>/* Segundo estágio: Atenção (3 segundos) */</text:span></text:span></text:p>
      <text:p text:style-name="P4"><text:span text:style-name="Strong_20_Emphasis"><text:span text:style-name="T19"><text:s text:c="2"/>digitalWrite(LED_Vermelho, LOW);</text:span></text:span></text:p>
      <text:p text:style-name="P4"><text:span text:style-name="Strong_20_Emphasis"><text:span text:style-name="T19"><text:s text:c="2"/>digitalWrite(LED_Amarelo, HIGH);</text:span></text:span></text:p>
      <text:p text:style-name="P4"><text:span text:style-name="Strong_20_Emphasis"><text:span text:style-name="T19"><text:s text:c="2"/>digitalWrite(LED_Verde, LOW);</text:span></text:span></text:p>
      <text:p text:style-name="P4"><text:span text:style-name="Strong_20_Emphasis"><text:span text:style-name="T19"><text:s text:c="2"/>delay(3000);</text:span></text:span></text:p>
      <text:p text:style-name="P4"><text:span text:style-name="Strong_20_Emphasis"><text:span text:style-name="T19"><text:s text:c="2"/>/* Terceiro estágio: Fechado (5 segundos) */</text:span></text:span></text:p>
      <text:p text:style-name="P4"><text:span text:style-name="Strong_20_Emphasis"><text:span text:style-name="T19"><text:s text:c="2"/>digitalWrite(LED_Vermelho, HIGH);</text:span></text:span></text:p>
      <text:p text:style-name="P4"><text:span text:style-name="Strong_20_Emphasis"><text:span text:style-name="T19"><text:s text:c="2"/>digitalWrite(LED_Amarelo, LOW);</text:span></text:span></text:p>
      <text:p text:style-name="P4"><text:span text:style-name="Strong_20_Emphasis"><text:span text:style-name="T19"><text:s text:c="2"/>digitalWrite(LED_Verde, LOW);</text:span></text:span></text:p>
      <text:p text:style-name="P4"><text:span text:style-name="Strong_20_Emphasis"><text:span text:style-name="T19"><text:s text:c="2"/>delay(5000);</text:span></text:span></text:p>
      <text:p text:style-name="P4"><text:span text:style-name="Strong_20_Emphasis"><text:span text:style-name="T19">}</text:span></text:span></text:p>
      <text:p text:style-name="P8">A proposta desse projeto é criar um semáforo interativo para carros e pedestres. Para melhor compreensão da lógica de programação do projeto proposto vamos aos seguintes passos:</text:p>
      <text:p text:style-name="P6"><text:span text:style-name="Strong_20_Emphasis"><text:span text:style-name="T13">1. Declarar as variáveis</text:span></text:span><text:span text:style-name="T14"><text:line-break/>Iniciaremos o código declarando as variáveis correspondentes aos LEDs dos semáforos de carros e pedestres. Com base no esquemático elétrico, vamos atribuir ao pino D1 à </text:span><text:soft-page-break/><text:span text:style-name="T14">variável </text:span><text:span text:style-name="Emphasis"><text:span text:style-name="T11">vermelhoCar</text:span></text:span><text:span text:style-name="T14">, o pino D2 à variável </text:span><text:span text:style-name="Emphasis"><text:span text:style-name="T11">amareloCar</text:span></text:span><text:span text:style-name="T14">, o pino D3 à variável </text:span><text:span text:style-name="Emphasis"><text:span text:style-name="T11">verdeCar</text:span></text:span><text:span text:style-name="T14">, o pino D5 à variável </text:span><text:span text:style-name="Emphasis"><text:span text:style-name="T11">vermelhoPed</text:span></text:span><text:span text:style-name="T14"> e o pino D6 à variável </text:span><text:span text:style-name="Emphasis"><text:span text:style-name="T11">verdePed</text:span></text:span><text:span text:style-name="T14">. Em seguida, atribuímos o pino D4 à variável </text:span><text:span text:style-name="Emphasis"><text:span text:style-name="T11">buttonPin</text:span></text:span><text:span text:style-name="T14">.</text:span></text:p>
      <text:p text:style-name="P6"><text:span text:style-name="Strong_20_Emphasis"><text:span text:style-name="T13">2. Configurar as portas de entrada e saída</text:span></text:span><text:span text:style-name="T14"><text:line-break/>Na função setup configuraremos as variáveis relacionadas aos LEDs dos semáforos como saída e, apenas, a variável </text:span><text:span text:style-name="Emphasis"><text:span text:style-name="T11">buttonPin</text:span></text:span><text:span text:style-name="T14"> como entrada.</text:span></text:p>
      <text:p text:style-name="P6"><text:span text:style-name="Strong_20_Emphasis"><text:span text:style-name="T13">3. Verificar se o botão do pedestre foi pressionado</text:span></text:span><text:span text:style-name="T14"><text:line-break/>Conforme dito anteriormente, o semáforo de carros estará sempre aberto, enquanto o botão de pedestre não for pressionado. Desta forma, enquanto </text:span><text:span text:style-name="Emphasis"><text:span text:style-name="T11">buttonPin</text:span></text:span><text:span text:style-name="T14"> estiver em nível lógico alto (não pressionado), os LED verde dos carros (</text:span><text:span text:style-name="Emphasis"><text:span text:style-name="T11">verdeCar</text:span></text:span><text:span text:style-name="T14">) e vermelho dos pedestres (</text:span><text:span text:style-name="Emphasis"><text:span text:style-name="T11">vermelhoPed</text:span></text:span><text:span text:style-name="T14">) estarão sempre ligados.<text:line-break/>Para ler </text:span><text:span text:style-name="Emphasis"><text:span text:style-name="T11">buttonPin</text:span></text:span><text:span text:style-name="T14"> utilizamos a instrução </text:span><text:span text:style-name="Emphasis"><text:span text:style-name="T11">digitalRead(buttonPin)</text:span></text:span><text:span text:style-name="T14"> e faremos a verificação de seu estado usando a estrutura de controle de fluxo </text:span><text:span text:style-name="Emphasis"><text:span text:style-name="T11">While</text:span></text:span><text:span text:style-name="T14">. Deste modo, a instrução de verificação será </text:span><text:span text:style-name="Emphasis"><text:span text:style-name="T11">while (digitalRead(buttonPin))</text:span></text:span><text:span text:style-name="T14">. Dentro do laço de repetição </text:span><text:span text:style-name="Emphasis"><text:span text:style-name="T11">While</text:span></text:span><text:span text:style-name="T14"> vamos acionar os LED verde dos carros (</text:span><text:span text:style-name="Emphasis"><text:span text:style-name="T11">verdeCar</text:span></text:span><text:span text:style-name="T14">) e vermelho dos pedestres (</text:span><text:span text:style-name="Emphasis"><text:span text:style-name="T11">vermelhoPed</text:span></text:span><text:span text:style-name="T14">).</text:span></text:p>
      <text:p text:style-name="P6"><text:span text:style-name="Strong_20_Emphasis"><text:span text:style-name="T13">4. Fechar o semáforo dos carros e abrir o semáforo dos pedestres</text:span></text:span><text:span text:style-name="T14"><text:line-break/>Uma vez pressionado o botão do pedestre, </text:span><text:span text:style-name="Emphasis"><text:span text:style-name="T11">buttonPin</text:span></text:span><text:span text:style-name="T14"> terá seu estado alterado para o nível lógico baixo (LOW) e o programa </text:span><text:soft-page-break/><text:span text:style-name="T14">sairá do laço de repetição </text:span><text:span text:style-name="Emphasis"><text:span text:style-name="T11">While</text:span></text:span><text:span text:style-name="T14">. Neste caso, o semáforo dos carros deve ser fechado e o sinal dos pedestres aberto.<text:line-break/>Deste modo, iniciaremos este trecho do código incluindo um intervalo de espera de 2,5 segundos. Em seguida, vamos desativar o LED verde dos carros (</text:span><text:span text:style-name="Emphasis"><text:span text:style-name="T11">verdeCar</text:span></text:span><text:span text:style-name="T14">) e acionar o LED amarelo dos carros (</text:span><text:span text:style-name="Emphasis"><text:span text:style-name="T11">amareloCar</text:span></text:span><text:span text:style-name="T14">). Logo após, incluiremos mais um intervalo de espera de 2,5 segundos. O próximo passo é desligar o LED amarelo dos carros (</text:span><text:span text:style-name="Emphasis"><text:span text:style-name="T11">amareloCar</text:span></text:span><text:span text:style-name="T14">) e ligar o LED vermelho dos carros (</text:span><text:span text:style-name="Emphasis"><text:span text:style-name="T11">vermelhoCar</text:span></text:span><text:span text:style-name="T14">), fechando o sinal para os carros.<text:line-break/>Após um intervalo de 2,5 segundos, vamos desligar o LED vermelho dos pedestres (</text:span><text:span text:style-name="Emphasis"><text:span text:style-name="T11">vermelhoPed</text:span></text:span><text:span text:style-name="T14">) e acionar o LED verde (</text:span><text:span text:style-name="Emphasis"><text:span text:style-name="T11">verdePed</text:span></text:span><text:span text:style-name="T14">).</text:span></text:p>
      <text:p text:style-name="P6"><text:span text:style-name="Strong_20_Emphasis"><text:span text:style-name="T13">5. Fechar o semáforo dos pedestres</text:span></text:span><text:span text:style-name="T14"><text:line-break/>Para sinalizar aos pedestres que o semáforo irá fechar vamos piscar o LED vermelho (</text:span><text:span text:style-name="Emphasis"><text:span text:style-name="T11">vermelhoPed</text:span></text:span><text:span text:style-name="T14">) cinco vezes. Para isso, utilizaremos a estrutura de controle </text:span><text:span text:style-name="Emphasis"><text:span text:style-name="T11">for</text:span></text:span><text:span text:style-name="T14">, que será inclusa ao código com a sintaxe:</text:span><text:span text:style-name="Emphasis"><text:span text:style-name="T15"> </text:span></text:span><text:span text:style-name="Emphasis"><text:span text:style-name="T11">for (int i = 0; i &lt;= 5; i++)</text:span></text:span><text:span text:style-name="T14">. Após o </text:span><text:span text:style-name="Emphasis"><text:span text:style-name="T11">for</text:span></text:span><text:span text:style-name="T14">, o primeiro parâmetro a ser incluído é a variável que será utilizada como contados. O outro parâmetro é uma condição, que deve ser satisfeita para que as instruções do laço for sejam executadas. Neste projeto, as instruções do </text:span><text:span text:style-name="Emphasis"><text:span text:style-name="T11">for</text:span></text:span><text:span text:style-name="T14"> serão realizadas enquanto a variável </text:span><text:span text:style-name="Emphasis"><text:span text:style-name="T11">i</text:span></text:span><text:span text:style-name="T14"> for menor ou igual que 5. Por fim, deve ser incluído o incremento.<text:line-break/></text:span><text:soft-page-break/><text:span text:style-name="T14">No laço de repetição </text:span><text:span text:style-name="Emphasis"><text:span text:style-name="T11">for</text:span></text:span><text:span text:style-name="T14">, vamos incluir o comando para piscar o LED vermelho (</text:span><text:span text:style-name="Emphasis"><text:span text:style-name="T11">vermelhoPed</text:span></text:span><text:span text:style-name="T14">). Este comando terá a seguinte sintaxe </text:span><text:span text:style-name="Emphasis"><text:span text:style-name="T11">digitalWrite(vermelhoPed, !(digitalRead(vermelhoPed);</text:span></text:span><text:span text:style-name="T14">, que inverterá o estado de vermelhoPed a cada execução do laço.</text:span></text:p>
      <text:p text:style-name="P6"><text:span text:style-name="T14">Ao fim, vamos colocar </text:span><text:span text:style-name="Emphasis"><text:span text:style-name="T11">verdePed</text:span></text:span><text:span text:style-name="T14"> e </text:span><text:span text:style-name="Emphasis"><text:span text:style-name="T11">vermelhoCar</text:span></text:span><text:span text:style-name="T14"> em nível lógico baixo, desligando os LEDs correspondentes a eles. </text:span></text:p>
      <text:p text:style-name="P15">Conclusão</text:p>
      <text:p text:style-name="P16">O projeto de semáforo com robótica mostrou como a tecnologia pode ajudar a controlar o tráfego de forma mais eficiente. Com sensores e programação, o sistema consegue ajustar os sinais de trânsito automaticamente, melhorando o fluxo de veículos.</text:p>
      <text:p text:style-name="P14"/>
      <text:p text:style-name="P5"><text:span text:style-name="T2">Apoio e referência: <text:s/></text:span><text:a xlink:type="simple" xlink:href="https://www.blogdarobotica.com/2020/06/02/projeto-semaforo-interativo-carros-e-pedestres/" text:style-name="Internet_20_link" text:visited-style-name="Visited_20_Internet_20_Link"><text:span text:style-name="T7">https://www.blogdarobotica.com/2020/06/02/projeto-semaforo-interativo-carros-e-pedestres/</text:span></text:a></text:p>
      <text:p text:style-name="P17">https://classroom.google.com/c/NzQ2NDI0NjA2MjUx/m/NzU4Njk5ODIxMzY1/details</text:p>
      <text:p text:style-name="P7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erif"/>
    <style:font-face style:name="arial" svg:font-family="arial" style:font-family-generic="swiss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2cm" fo:padding-left="3cm" fo:padding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38:59.085585991</meta:creation-date>
    <dc:date>2025-03-26T15:09:32.045469326</dc:date>
    <meta:editing-duration>PT50M34S</meta:editing-duration>
    <meta:editing-cycles>2</meta:editing-cycles>
    <meta:generator>LibreOffice/7.5.3.2$Linux_X86_64 LibreOffice_project/9f56dff12ba03b9acd7730a5a481eea045e468f3</meta:generator>
    <meta:document-statistic meta:table-count="0" meta:image-count="0" meta:object-count="0" meta:page-count="6" meta:paragraph-count="50" meta:word-count="1130" meta:character-count="7210" meta:non-whitespace-character-count="6090"/>
  </office:meta>
</office:document-meta>
</file>